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821bc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1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3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font-name="Liberation Serif" fo:font-size="11pt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90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6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7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8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b7a52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ec328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f3c75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b7a52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f3c75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FreeSerif" fo:font-size="11pt" officeooo:rsid="002dd9d8" officeooo:paragraph-rsid="002dd9d8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FreeSerif" fo:font-size="11pt" officeooo:rsid="002dd9d8" officeooo:paragraph-rsid="002f3c75" style:font-size-asian="11pt" style:font-size-complex="11pt"/>
    </style:style>
    <style:style style:name="P113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4" style:family="paragraph" style:parent-style-name="Table_20_Contents">
      <style:text-properties fo:font-variant="normal" fo:text-transform="none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115" style:family="paragraph" style:parent-style-name="Table_20_Contents" style:list-style-name="L1">
      <style:paragraph-properties fo:text-align="center" style:justify-single-word="false"/>
      <style:text-properties fo:color="#ffffff" style:font-name="FreeSerif" fo:font-size="11pt" style:font-size-asian="11pt" style:font-size-complex="11pt"/>
    </style:style>
    <style:style style:name="P116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7" style:family="paragraph" style:parent-style-name="Table_20_Contents">
      <style:text-properties style:font-name="Liberation Serif" fo:font-size="12pt" style:font-size-asian="12pt" style:font-size-complex="12pt"/>
    </style:style>
    <style:style style:name="P118" style:family="paragraph" style:parent-style-name="Table_20_Contents" style:list-style-name="L1">
      <style:paragraph-properties fo:text-align="center" style:justify-single-word="false"/>
      <style:text-properties style:use-window-font-color="true" style:font-name="FreeSerif" fo:font-size="11pt" style:font-size-asian="11pt" style:font-size-complex="11pt"/>
    </style:style>
    <style:style style:name="P119" style:family="paragraph" style:parent-style-name="Table_20_Contents">
      <style:text-properties fo:color="#000000" style:font-name="FreeSerif" fo:font-size="12pt" fo:font-weight="normal" style:font-size-asian="12pt" style:font-size-complex="12pt"/>
    </style:style>
    <style:style style:name="P120" style:family="paragraph" style:parent-style-name="Table_20_Contents">
      <style:text-properties style:font-name="FreeSerif" fo:font-size="12pt" style:font-size-asian="12pt" style:font-size-complex="12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821bc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font-style="normal"/>
    </style:style>
    <style:style style:name="T12" style:family="text">
      <style:text-properties fo:font-variant="normal" fo:text-transform="none" fo:font-style="normal" officeooo:rsid="00087a1f"/>
    </style:style>
    <style:style style:name="T13" style:family="text">
      <style:text-properties officeooo:rsid="002b7a52"/>
    </style:style>
    <style:style style:name="T14" style:family="text">
      <style:text-properties officeooo:rsid="002f3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3" text:anchor-type="paragraph" svg:x="16.249cm" svg:y="2.198cm" svg:width="1.953cm" svg:height="0.947cm" draw:z-index="1"><draw:image xlink:href="Pictures/100002010000004A00000024ECE53FC75B26BC72.png" xlink:type="simple" xlink:show="embed" xlink:actuate="onLoad" loext:mime-type="image/png"/></draw:frame><draw:frame draw:style-name="fr1" draw:name="Изображение11" text:anchor-type="paragraph" svg:x="16.249cm" svg:y="8.202cm" svg:width="1.953cm" svg:height="0.947cm" draw:z-index="3"><draw:image xlink:href="Pictures/100002010000004A00000024ECE53FC75B26BC72.png" xlink:type="simple" xlink:show="embed" xlink:actuate="onLoad" loext:mime-type="image/png"/></draw:frame><draw:frame draw:style-name="fr1" draw:name="Изображение14" text:anchor-type="paragraph" svg:x="16.249cm" svg:y="8.805cm" svg:width="1.953cm" svg:height="0.947cm" draw:z-index="10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802965097" text:style-name="L1">
              <text:list-item>
                <text:p text:style-name="P98"><draw:frame draw:style-name="fr1" draw:name="Изображение2" text:anchor-type="paragraph" svg:x="16.249cm" svg:y="0.482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20">Вороница Игорь</text:p>
          </table:table-cell>
          <table:table-cell table:style-name="Таблица1.C2" office:value-type="string">
            <text:p text:style-name="P111">11-<text:span text:style-name="T14">А</text:span></text:p>
          </table:table-cell>
          <table:table-cell table:style-name="Таблица1.D2" office:value-type="string">
            <text:p text:style-name="P71"><text:span text:style-name="T7">07.09</text:span>.201<text:span text:style-name="T9">8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56469378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3" office:value-type="string">
            <text:p text:style-name="P119">Гончарук Светлана</text:p>
          </table:table-cell>
          <table:table-cell table:style-name="Таблица1.C3" office:value-type="string">
            <text:p text:style-name="P112">11-<text:span text:style-name="T14">А</text:span></text:p>
          </table:table-cell>
          <table:table-cell table:style-name="Таблица1.D3" office:value-type="string">
            <text:p text:style-name="P107"><text:span text:style-name="T7">07.09</text:span>.201<text:span text:style-name="T9">8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403636753" text:continue-numbering="true" text:style-name="L1">
              <text:list-item>
                <text:p text:style-name="P98"><draw:frame draw:style-name="fr1" draw:name="Изображение4" text:anchor-type="paragraph" svg:x="16.249cm" svg:y="0.474cm" svg:width="1.953cm" svg:height="0.947cm" draw:z-index="1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20">Горбач Марина</text:p>
          </table:table-cell>
          <table:table-cell table:style-name="Таблица1.C4" office:value-type="string">
            <text:p text:style-name="P112">11-<text:span text:style-name="T14">А</text:span></text:p>
          </table:table-cell>
          <table:table-cell table:style-name="Таблица1.D4" office:value-type="string">
            <text:p text:style-name="P107"><text:span text:style-name="T7">07.09</text:span>.201<text:span text:style-name="T9">8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41301274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5" office:value-type="string">
            <text:p text:style-name="P120">Левченко Людмила</text:p>
          </table:table-cell>
          <table:table-cell table:style-name="Таблица1.C5" office:value-type="string">
            <text:p text:style-name="P112">11-<text:span text:style-name="T14">А</text:span></text:p>
          </table:table-cell>
          <table:table-cell table:style-name="Таблица1.D5" office:value-type="string">
            <text:p text:style-name="P107"><text:span text:style-name="T7">07.09</text:span>.201<text:span text:style-name="T9">8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281405988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6" office:value-type="string">
            <text:p text:style-name="P120">Литвин Данил</text:p>
          </table:table-cell>
          <table:table-cell table:style-name="Таблица1.C6" office:value-type="string">
            <text:p text:style-name="P112">11-<text:span text:style-name="T14">А</text:span></text:p>
          </table:table-cell>
          <table:table-cell table:style-name="Таблица1.D6" office:value-type="string">
            <text:p text:style-name="P107"><text:span text:style-name="T7">07.09</text:span>.201<text:span text:style-name="T9">8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119666698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7" office:value-type="string">
            <text:p text:style-name="P120">Лысаченко Лев</text:p>
          </table:table-cell>
          <table:table-cell table:style-name="Таблица1.C7" office:value-type="string">
            <text:p text:style-name="P112">11-<text:span text:style-name="T14">А</text:span></text:p>
          </table:table-cell>
          <table:table-cell table:style-name="Таблица1.D7" office:value-type="string">
            <text:p text:style-name="P107"><text:span text:style-name="T7">07.09</text:span>.201<text:span text:style-name="T9">8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1289869219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8" office:value-type="string">
            <text:p text:style-name="P120">Мишина Анна</text:p>
          </table:table-cell>
          <table:table-cell table:style-name="Таблица1.C8" office:value-type="string">
            <text:p text:style-name="P112">11-<text:span text:style-name="T14">А</text:span></text:p>
          </table:table-cell>
          <table:table-cell table:style-name="Таблица1.D8" office:value-type="string">
            <text:p text:style-name="P107"><text:span text:style-name="T7">07.09</text:span>.201<text:span text:style-name="T9">8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275775012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9" office:value-type="string">
            <text:p text:style-name="P120">Педанов Александр</text:p>
          </table:table-cell>
          <table:table-cell table:style-name="Таблица1.C9" office:value-type="string">
            <text:p text:style-name="P112">11-<text:span text:style-name="T14">А</text:span></text:p>
          </table:table-cell>
          <table:table-cell table:style-name="Таблица1.D9" office:value-type="string">
            <text:p text:style-name="P107"><text:span text:style-name="T7">07.09</text:span>.201<text:span text:style-name="T9">8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157848886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0" office:value-type="string">
            <text:p text:style-name="P120">Пильщик Илья</text:p>
          </table:table-cell>
          <table:table-cell table:style-name="Таблица1.C10" office:value-type="string">
            <text:p text:style-name="P112">11-<text:span text:style-name="T14">А</text:span></text:p>
          </table:table-cell>
          <table:table-cell table:style-name="Таблица1.D10" office:value-type="string">
            <text:p text:style-name="P107"><text:span text:style-name="T7">07.09</text:span>.201<text:span text:style-name="T9">8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2002839384355" text:continue-numbering="true" text:style-name="L1">
              <text:list-item>
                <text:p text:style-name="P98"><draw:frame draw:style-name="fr1" draw:name="Изображение12" text:anchor-type="paragraph" svg:x="16.249cm" svg:y="0.503cm" svg:width="1.953cm" svg:height="0.947cm" draw:z-index="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20">Проняева Люба</text:p>
          </table:table-cell>
          <table:table-cell table:style-name="Таблица1.C11" office:value-type="string">
            <text:p text:style-name="P112">11-<text:span text:style-name="T14">А</text:span></text:p>
          </table:table-cell>
          <table:table-cell table:style-name="Таблица1.D11" office:value-type="string">
            <text:p text:style-name="P107"><text:span text:style-name="T7">07.09</text:span>.201<text:span text:style-name="T9">8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69138940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2" office:value-type="string">
            <text:p text:style-name="P120">Салахов Илья</text:p>
          </table:table-cell>
          <table:table-cell table:style-name="Таблица1.C12" office:value-type="string">
            <text:p text:style-name="P112">11-<text:span text:style-name="T14">А</text:span></text:p>
          </table:table-cell>
          <table:table-cell table:style-name="Таблица1.D12" office:value-type="string">
            <text:p text:style-name="P107"><text:span text:style-name="T7">07.09</text:span>.201<text:span text:style-name="T9">8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524287697" text:continue-numbering="true" text:style-name="L1">
              <text:list-item>
                <text:p text:style-name="P118"/>
              </text:list-item>
            </text:list>
          </table:table-cell>
          <table:table-cell table:style-name="Таблица1.B13" office:value-type="string">
            <text:p text:style-name="P120">Шкедов Иван</text:p>
          </table:table-cell>
          <table:table-cell table:style-name="Таблица1.C13" office:value-type="string">
            <text:p text:style-name="P112">11-<text:span text:style-name="T14">А</text:span></text:p>
          </table:table-cell>
          <table:table-cell table:style-name="Таблица1.D13" office:value-type="string">
            <text:p text:style-name="P108"><text:span text:style-name="T7">07.09</text:span>.201<text:span text:style-name="T9">8</text:span></text:p>
          </table:table-cell>
          <table:table-cell table:style-name="Таблица1.E13" office:value-type="string">
            <text:p text:style-name="P110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3018072292" text:continue-numbering="true" text:style-name="L1">
              <text:list-item>
                <text:p text:style-name="P118"/>
              </text:list-item>
            </text:list>
          </table:table-cell>
          <table:table-cell table:style-name="Таблица1.B14" office:value-type="string">
            <text:p text:style-name="P120">Юрченко Полина</text:p>
          </table:table-cell>
          <table:table-cell table:style-name="Таблица1.C14" office:value-type="string">
            <text:p text:style-name="P112">11-<text:span text:style-name="T14">А</text:span></text:p>
          </table:table-cell>
          <table:table-cell table:style-name="Таблица1.D14" office:value-type="string">
            <text:p text:style-name="P108"><text:span text:style-name="T7">07.09</text:span>.201<text:span text:style-name="T9">8</text:span></text:p>
          </table:table-cell>
          <table:table-cell table:style-name="Таблица1.E14" office:value-type="string">
            <text:p text:style-name="P110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307956415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5" office:value-type="string">
            <text:p text:style-name="P91"/>
          </table:table-cell>
          <table:table-cell table:style-name="Таблица1.C15" office:value-type="string">
            <text:p text:style-name="P109"/>
          </table:table-cell>
          <table:table-cell table:style-name="Таблица1.D15" office:value-type="string">
            <text:p text:style-name="P106"/>
          </table:table-cell>
          <table:table-cell table:style-name="Таблица1.E15" office:value-type="string">
            <text:p text:style-name="P109"/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382844101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6" office:value-type="string">
            <text:p text:style-name="P91"/>
          </table:table-cell>
          <table:table-cell table:style-name="Таблица1.C16" office:value-type="string">
            <text:p text:style-name="P109"/>
          </table:table-cell>
          <table:table-cell table:style-name="Таблица1.D16" office:value-type="string">
            <text:p text:style-name="P106"/>
          </table:table-cell>
          <table:table-cell table:style-name="Таблица1.E16" office:value-type="string">
            <text:p text:style-name="P109"/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777334897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7" office:value-type="string">
            <text:p text:style-name="P91"><text:span text:style-name="T11"/></text:p>
          </table:table-cell>
          <table:table-cell table:style-name="Таблица1.C17" office:value-type="string">
            <text:p text:style-name="P109"/>
          </table:table-cell>
          <table:table-cell table:style-name="Таблица1.D17" office:value-type="string">
            <text:p text:style-name="P106"/>
          </table:table-cell>
          <table:table-cell table:style-name="Таблица1.E17" office:value-type="string">
            <text:p text:style-name="P109"/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1285455311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8" office:value-type="string">
            <text:p text:style-name="P91"/>
          </table:table-cell>
          <table:table-cell table:style-name="Таблица1.C18" office:value-type="string">
            <text:p text:style-name="P109"/>
          </table:table-cell>
          <table:table-cell table:style-name="Таблица1.D18" office:value-type="string">
            <text:p text:style-name="P106"/>
          </table:table-cell>
          <table:table-cell table:style-name="Таблица1.E18" office:value-type="string">
            <text:p text:style-name="P109"/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965099382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9" office:value-type="string">
            <text:p text:style-name="P74"/>
          </table:table-cell>
          <table:table-cell table:style-name="Таблица1.C19" office:value-type="string">
            <text:p text:style-name="P39"/>
          </table:table-cell>
          <table:table-cell table:style-name="Таблица1.D19" office:value-type="string">
            <text:p text:style-name="P72"/>
          </table:table-cell>
          <table:table-cell table:style-name="Таблица1.E19" office:value-type="string">
            <text:p text:style-name="P29"/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036196854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0" office:value-type="string">
            <text:p text:style-name="P74"/>
          </table:table-cell>
          <table:table-cell table:style-name="Таблица1.C20" office:value-type="string">
            <text:p text:style-name="P39"/>
          </table:table-cell>
          <table:table-cell table:style-name="Таблица1.D20" office:value-type="string">
            <text:p text:style-name="P72"/>
          </table:table-cell>
          <table:table-cell table:style-name="Таблица1.E20" office:value-type="string">
            <text:p text:style-name="P29"/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819182018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1" office:value-type="string">
            <text:p text:style-name="P74"/>
          </table:table-cell>
          <table:table-cell table:style-name="Таблица1.C21" office:value-type="string">
            <text:p text:style-name="P39"/>
          </table:table-cell>
          <table:table-cell table:style-name="Таблица1.D21" office:value-type="string">
            <text:p text:style-name="P72"/>
          </table:table-cell>
          <table:table-cell table:style-name="Таблица1.E21" office:value-type="string">
            <text:p text:style-name="P29"/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663693293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2" office:value-type="string">
            <text:p text:style-name="P74"/>
          </table:table-cell>
          <table:table-cell table:style-name="Таблица1.C22" office:value-type="string">
            <text:p text:style-name="P39"/>
          </table:table-cell>
          <table:table-cell table:style-name="Таблица1.D22" office:value-type="string">
            <text:p text:style-name="P72"/>
          </table:table-cell>
          <table:table-cell table:style-name="Таблица1.E22" office:value-type="string">
            <text:p text:style-name="P29"/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704934515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3" office:value-type="string">
            <text:p text:style-name="P74"/>
          </table:table-cell>
          <table:table-cell table:style-name="Таблица1.C23" office:value-type="string">
            <text:p text:style-name="P39"/>
          </table:table-cell>
          <table:table-cell table:style-name="Таблица1.D23" office:value-type="string">
            <text:p text:style-name="P72"/>
          </table:table-cell>
          <table:table-cell table:style-name="Таблица1.E23" office:value-type="string">
            <text:p text:style-name="P29"/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2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2002892517013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2001143291122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2002462388704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2001945439096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2001577601375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9" office:value-type="string">
            <text:p text:style-name="P92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9200253259577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" office:value-type="string">
            <text:p text:style-name="P89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313819981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" office:value-type="string">
            <text:p text:style-name="P89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84163750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4" office:value-type="string">
            <text:p text:style-name="P89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23616272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5" office:value-type="string">
            <text:p text:style-name="P89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71483588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6" office:value-type="string">
            <text:p text:style-name="P89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40082136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7" office:value-type="string">
            <text:p text:style-name="P89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303156638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8" office:value-type="string">
            <text:p text:style-name="P89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81058034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9" office:value-type="string">
            <text:p text:style-name="P89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19962563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0" office:value-type="string">
            <text:p text:style-name="P89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58083607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1" office:value-type="string">
            <text:p text:style-name="P89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88551041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2" office:value-type="string">
            <text:p text:style-name="P89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02874045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3" office:value-type="string">
            <text:p text:style-name="P89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34096809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4" office:value-type="string">
            <text:p text:style-name="P89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320770792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5" office:value-type="string">
            <text:p text:style-name="P89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371257217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6" office:value-type="string">
            <text:p text:style-name="P89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33854280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7" office:value-type="string">
            <text:p text:style-name="P89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83179605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8" office:value-type="string">
            <text:p text:style-name="P89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320309574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9" office:value-type="string">
            <text:p text:style-name="P89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81030767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0" office:value-type="string">
            <text:p text:style-name="P89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38426839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1" office:value-type="string">
            <text:p text:style-name="P89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13703977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2" office:value-type="string">
            <text:p text:style-name="P89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79993194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3" office:value-type="string">
            <text:p text:style-name="P89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58848401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4" office:value-type="string">
            <text:p text:style-name="P89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37377358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30167485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58891076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14434513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323159788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116529752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0" office:value-type="string">
            <text:p text:style-name="P89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200276080874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1" office:value-type="string">
            <text:p text:style-name="P89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650974290" text:style-name="L2">
              <text:list-item>
                <text:p text:style-name="P100"/>
              </text:list-item>
            </text:list>
          </table:table-cell>
          <table:table-cell table:style-name="Таблица2.B2" office:value-type="string">
            <text:p text:style-name="P86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7997220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" office:value-type="string">
            <text:p text:style-name="P86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9059328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4" office:value-type="string">
            <text:p text:style-name="P86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7403010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5" office:value-type="string">
            <text:p text:style-name="P86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6093209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6" office:value-type="string">
            <text:p text:style-name="P86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5892219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7" office:value-type="string">
            <text:p text:style-name="P86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0716655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8" office:value-type="string">
            <text:p text:style-name="P86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0264806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9" office:value-type="string">
            <text:p text:style-name="P86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7219860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0" office:value-type="string">
            <text:p text:style-name="P86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4908726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1" office:value-type="string">
            <text:p text:style-name="P86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6036019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2" office:value-type="string">
            <text:p text:style-name="P86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3519984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3" office:value-type="string">
            <text:p text:style-name="P86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1513099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4" office:value-type="string">
            <text:p text:style-name="P86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6694288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5" office:value-type="string">
            <text:p text:style-name="P86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2971997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6" office:value-type="string">
            <text:p text:style-name="P86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1451120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7" office:value-type="string">
            <text:p text:style-name="P86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5752919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8" office:value-type="string">
            <text:p text:style-name="P86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9274732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9" office:value-type="string">
            <text:p text:style-name="P86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1605513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0" office:value-type="string">
            <text:p text:style-name="P86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3038678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1" office:value-type="string">
            <text:p text:style-name="P86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2362204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2" office:value-type="string">
            <text:p text:style-name="P86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21766485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3" office:value-type="string">
            <text:p text:style-name="P86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32297612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4" office:value-type="string">
            <text:p text:style-name="P86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20017489552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31642538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17856476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16597880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19056016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27465098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0" office:value-type="string">
            <text:p text:style-name="P86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26252618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17981749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23421170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22739078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20021190841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5" office:value-type="string">
            <text:p text:style-name="P86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7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920012804828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" office:value-type="string">
            <text:p text:style-name="P90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14388215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" office:value-type="string">
            <text:p text:style-name="P90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3529879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4" office:value-type="string">
            <text:p text:style-name="P90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8248506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5" office:value-type="string">
            <text:p text:style-name="P90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2054578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6" office:value-type="string">
            <text:p text:style-name="P90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0927325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7" office:value-type="string">
            <text:p text:style-name="P90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7866204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8" office:value-type="string">
            <text:p text:style-name="P90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9761899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9" office:value-type="string">
            <text:p text:style-name="P90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6730079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0" office:value-type="string">
            <text:p text:style-name="P90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1917736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1" office:value-type="string">
            <text:p text:style-name="P90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9180499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2" office:value-type="string">
            <text:p text:style-name="P90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19969943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3" office:value-type="string">
            <text:p text:style-name="P90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1529800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4" office:value-type="string">
            <text:p text:style-name="P90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5861411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5" office:value-type="string">
            <text:p text:style-name="P90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8915062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6" office:value-type="string">
            <text:p text:style-name="P90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2601662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7" office:value-type="string">
            <text:p text:style-name="P90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6253281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8" office:value-type="string">
            <text:p text:style-name="P90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3251333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9" office:value-type="string">
            <text:p text:style-name="P90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3262252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0" office:value-type="string">
            <text:p text:style-name="P90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3214267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1" office:value-type="string">
            <text:p text:style-name="P90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3834599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2" office:value-type="string">
            <text:p text:style-name="P90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8368408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3" office:value-type="string">
            <text:p text:style-name="P90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3880905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4" office:value-type="string">
            <text:p text:style-name="P90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1179409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0738575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5474010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17448214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7739559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465186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0" office:value-type="string">
            <text:p text:style-name="P90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7002725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15408013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21030601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17337744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20034352080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5" office:value-type="string">
            <text:p text:style-name="P90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92002544702645" text:continue-list="list92003435208068" text:style-name="L2">
              <text:list-item text:start-value="1">
                <text:p text:style-name="P100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1441860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1802951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9781268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3849684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1809391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7422620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3470178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9185100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9453093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4729402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0268949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0900431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3520855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9494597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7099497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3334797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8779075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087021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1628916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32360297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16244570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7866547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20027918718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35983973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25927910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35422046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30920845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32281236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20031080638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6">№</text:p>
          </table:table-cell>
          <table:table-cell table:style-name="Таблица4.A1" office:value-type="string">
            <text:p text:style-name="P76">Прізвище, ім’я учня</text:p>
          </table:table-cell>
          <table:table-cell table:style-name="Таблица4.A1" office:value-type="string">
            <text:p text:style-name="P76">Клас</text:p>
          </table:table-cell>
          <table:table-cell table:style-name="Таблица4.A1" office:value-type="string">
            <text:p text:style-name="P76">Дата інструктажу</text:p>
          </table:table-cell>
          <table:table-cell table:style-name="Таблица4.A1" office:value-type="string">
            <text:p text:style-name="P76">Назва інструктажу</text:p>
          </table:table-cell>
          <table:table-cell table:style-name="Таблица4.A1" office:value-type="string">
            <text:p text:style-name="P76">Підпис учня</text:p>
          </table:table-cell>
          <table:table-cell table:style-name="Таблица4.G1" office:value-type="string">
            <text:p text:style-name="P76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92001703425021" text:continue-list="list92003108063813" text:style-name="L2">
              <text:list-item text:start-value="1">
                <text:p text:style-name="P113"/>
              </text:list-item>
            </text:list>
          </table:table-cell>
          <table:table-cell table:style-name="Таблица4.B2" office:value-type="string">
            <text:p text:style-name="P81">Байдин Никита</text:p>
          </table:table-cell>
          <table:table-cell table:style-name="Таблица4.C2" office:value-type="string">
            <text:p text:style-name="P82">10-В</text:p>
          </table:table-cell>
          <table:table-cell table:style-name="Таблица4.D2" office:value-type="string">
            <text:p text:style-name="P79"/>
          </table:table-cell>
          <table:table-cell table:style-name="Таблица4.E2" office:value-type="string">
            <text:p text:style-name="P76">первинний</text:p>
          </table:table-cell>
          <table:table-cell table:style-name="Таблица4.F2" office:value-type="string">
            <text:p text:style-name="P79"/>
          </table:table-cell>
          <table:table-cell table:style-name="Таблица4.G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157134462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" office:value-type="string">
            <text:p text:style-name="P75">Баришніков Дмитро</text:p>
          </table:table-cell>
          <table:table-cell table:style-name="Таблица4.C3" office:value-type="string">
            <text:p text:style-name="P82">10-В</text:p>
          </table:table-cell>
          <table:table-cell table:style-name="Таблица4.D3" office:value-type="string">
            <text:p text:style-name="P79"/>
          </table:table-cell>
          <table:table-cell table:style-name="Таблица4.E3" office:value-type="string">
            <text:p text:style-name="P76">первинний</text:p>
          </table:table-cell>
          <table:table-cell table:style-name="Таблица4.F3" office:value-type="string">
            <text:p text:style-name="P79"/>
          </table:table-cell>
          <table:table-cell table:style-name="Таблица4.G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64058912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4" office:value-type="string">
            <text:p text:style-name="P75">Веселов Михайло</text:p>
          </table:table-cell>
          <table:table-cell table:style-name="Таблица4.C4" office:value-type="string">
            <text:p text:style-name="P82">10-В</text:p>
          </table:table-cell>
          <table:table-cell table:style-name="Таблица4.D4" office:value-type="string">
            <text:p text:style-name="P79"/>
          </table:table-cell>
          <table:table-cell table:style-name="Таблица4.E4" office:value-type="string">
            <text:p text:style-name="P76">первинний</text:p>
          </table:table-cell>
          <table:table-cell table:style-name="Таблица4.F4" office:value-type="string">
            <text:p text:style-name="P79"/>
          </table:table-cell>
          <table:table-cell table:style-name="Таблица4.G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64125072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5" office:value-type="string">
            <text:p text:style-name="P75">Височанський Владислав</text:p>
          </table:table-cell>
          <table:table-cell table:style-name="Таблица4.C5" office:value-type="string">
            <text:p text:style-name="P82">10-В</text:p>
          </table:table-cell>
          <table:table-cell table:style-name="Таблица4.D5" office:value-type="string">
            <text:p text:style-name="P79"/>
          </table:table-cell>
          <table:table-cell table:style-name="Таблица4.E5" office:value-type="string">
            <text:p text:style-name="P76">первинний</text:p>
          </table:table-cell>
          <table:table-cell table:style-name="Таблица4.F5" office:value-type="string">
            <text:p text:style-name="P79"/>
          </table:table-cell>
          <table:table-cell table:style-name="Таблица4.G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04670014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6" office:value-type="string">
            <text:p text:style-name="P75">Волобуєва Тетяна</text:p>
          </table:table-cell>
          <table:table-cell table:style-name="Таблица4.C6" office:value-type="string">
            <text:p text:style-name="P82">10-В</text:p>
          </table:table-cell>
          <table:table-cell table:style-name="Таблица4.D6" office:value-type="string">
            <text:p text:style-name="P79"/>
          </table:table-cell>
          <table:table-cell table:style-name="Таблица4.E6" office:value-type="string">
            <text:p text:style-name="P76">первинний</text:p>
          </table:table-cell>
          <table:table-cell table:style-name="Таблица4.F6" office:value-type="string">
            <text:p text:style-name="P79"/>
          </table:table-cell>
          <table:table-cell table:style-name="Таблица4.G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13870693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7" office:value-type="string">
            <text:p text:style-name="P75">Дудкіна Ганна</text:p>
          </table:table-cell>
          <table:table-cell table:style-name="Таблица4.C7" office:value-type="string">
            <text:p text:style-name="P82">10-В</text:p>
          </table:table-cell>
          <table:table-cell table:style-name="Таблица4.D7" office:value-type="string">
            <text:p text:style-name="P79"/>
          </table:table-cell>
          <table:table-cell table:style-name="Таблица4.E7" office:value-type="string">
            <text:p text:style-name="P76">первинний</text:p>
          </table:table-cell>
          <table:table-cell table:style-name="Таблица4.F7" office:value-type="string">
            <text:p text:style-name="P79"/>
          </table:table-cell>
          <table:table-cell table:style-name="Таблица4.G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79475899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8" office:value-type="string">
            <text:p text:style-name="P75">Єгіазарян Давіт</text:p>
          </table:table-cell>
          <table:table-cell table:style-name="Таблица4.C8" office:value-type="string">
            <text:p text:style-name="P82">10-В</text:p>
          </table:table-cell>
          <table:table-cell table:style-name="Таблица4.D8" office:value-type="string">
            <text:p text:style-name="P79"/>
          </table:table-cell>
          <table:table-cell table:style-name="Таблица4.E8" office:value-type="string">
            <text:p text:style-name="P76">первинний</text:p>
          </table:table-cell>
          <table:table-cell table:style-name="Таблица4.F8" office:value-type="string">
            <text:p text:style-name="P79"/>
          </table:table-cell>
          <table:table-cell table:style-name="Таблица4.G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20178950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9" office:value-type="string">
            <text:p text:style-name="P75">Замишляєва Ганна</text:p>
          </table:table-cell>
          <table:table-cell table:style-name="Таблица4.C9" office:value-type="string">
            <text:p text:style-name="P82">10-В</text:p>
          </table:table-cell>
          <table:table-cell table:style-name="Таблица4.D9" office:value-type="string">
            <text:p text:style-name="P79"/>
          </table:table-cell>
          <table:table-cell table:style-name="Таблица4.E9" office:value-type="string">
            <text:p text:style-name="P76">первинний</text:p>
          </table:table-cell>
          <table:table-cell table:style-name="Таблица4.F9" office:value-type="string">
            <text:p text:style-name="P79"/>
          </table:table-cell>
          <table:table-cell table:style-name="Таблица4.G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163919650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0" office:value-type="string">
            <text:p text:style-name="P75">Земляний Олександр</text:p>
          </table:table-cell>
          <table:table-cell table:style-name="Таблица4.C10" office:value-type="string">
            <text:p text:style-name="P82">10-В</text:p>
          </table:table-cell>
          <table:table-cell table:style-name="Таблица4.D10" office:value-type="string">
            <text:p text:style-name="P79"/>
          </table:table-cell>
          <table:table-cell table:style-name="Таблица4.E10" office:value-type="string">
            <text:p text:style-name="P76">первинний</text:p>
          </table:table-cell>
          <table:table-cell table:style-name="Таблица4.F10" office:value-type="string">
            <text:p text:style-name="P79"/>
          </table:table-cell>
          <table:table-cell table:style-name="Таблица4.G1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47896327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1" office:value-type="string">
            <text:p text:style-name="P75">Іванісов Денис</text:p>
          </table:table-cell>
          <table:table-cell table:style-name="Таблица4.C11" office:value-type="string">
            <text:p text:style-name="P82">10-В</text:p>
          </table:table-cell>
          <table:table-cell table:style-name="Таблица4.D11" office:value-type="string">
            <text:p text:style-name="P79"/>
          </table:table-cell>
          <table:table-cell table:style-name="Таблица4.E11" office:value-type="string">
            <text:p text:style-name="P76">первинний</text:p>
          </table:table-cell>
          <table:table-cell table:style-name="Таблица4.F11" office:value-type="string">
            <text:p text:style-name="P79"/>
          </table:table-cell>
          <table:table-cell table:style-name="Таблица4.G1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23670769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2" office:value-type="string">
            <text:p text:style-name="P75">Коваль Наталія</text:p>
          </table:table-cell>
          <table:table-cell table:style-name="Таблица4.C12" office:value-type="string">
            <text:p text:style-name="P82">10-В</text:p>
          </table:table-cell>
          <table:table-cell table:style-name="Таблица4.D12" office:value-type="string">
            <text:p text:style-name="P79"/>
          </table:table-cell>
          <table:table-cell table:style-name="Таблица4.E12" office:value-type="string">
            <text:p text:style-name="P76">первинний</text:p>
          </table:table-cell>
          <table:table-cell table:style-name="Таблица4.F12" office:value-type="string">
            <text:p text:style-name="P79"/>
          </table:table-cell>
          <table:table-cell table:style-name="Таблица4.G1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06750368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3" office:value-type="string">
            <text:p text:style-name="P75">Ковальов Юрій</text:p>
          </table:table-cell>
          <table:table-cell table:style-name="Таблица4.C13" office:value-type="string">
            <text:p text:style-name="P82">10-В</text:p>
          </table:table-cell>
          <table:table-cell table:style-name="Таблица4.D13" office:value-type="string">
            <text:p text:style-name="P79"/>
          </table:table-cell>
          <table:table-cell table:style-name="Таблица4.E13" office:value-type="string">
            <text:p text:style-name="P76">первинний</text:p>
          </table:table-cell>
          <table:table-cell table:style-name="Таблица4.F13" office:value-type="string">
            <text:p text:style-name="P79"/>
          </table:table-cell>
          <table:table-cell table:style-name="Таблица4.G1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07113695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4" office:value-type="string">
            <text:p text:style-name="P75">Кряж Дмитро</text:p>
          </table:table-cell>
          <table:table-cell table:style-name="Таблица4.C14" office:value-type="string">
            <text:p text:style-name="P82">10-В</text:p>
          </table:table-cell>
          <table:table-cell table:style-name="Таблица4.D14" office:value-type="string">
            <text:p text:style-name="P79"/>
          </table:table-cell>
          <table:table-cell table:style-name="Таблица4.E14" office:value-type="string">
            <text:p text:style-name="P76">первинний</text:p>
          </table:table-cell>
          <table:table-cell table:style-name="Таблица4.F14" office:value-type="string">
            <text:p text:style-name="P79"/>
          </table:table-cell>
          <table:table-cell table:style-name="Таблица4.G1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41220865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5" office:value-type="string">
            <text:p text:style-name="P75">Куршубадзе Еліта</text:p>
          </table:table-cell>
          <table:table-cell table:style-name="Таблица4.C15" office:value-type="string">
            <text:p text:style-name="P82">10-В</text:p>
          </table:table-cell>
          <table:table-cell table:style-name="Таблица4.D15" office:value-type="string">
            <text:p text:style-name="P79"/>
          </table:table-cell>
          <table:table-cell table:style-name="Таблица4.E15" office:value-type="string">
            <text:p text:style-name="P76">первинний</text:p>
          </table:table-cell>
          <table:table-cell table:style-name="Таблица4.F15" office:value-type="string">
            <text:p text:style-name="P79"/>
          </table:table-cell>
          <table:table-cell table:style-name="Таблица4.G1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185885619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6" office:value-type="string">
            <text:p text:style-name="P75">Лебідь Вікторія</text:p>
          </table:table-cell>
          <table:table-cell table:style-name="Таблица4.C16" office:value-type="string">
            <text:p text:style-name="P82">10-В</text:p>
          </table:table-cell>
          <table:table-cell table:style-name="Таблица4.D16" office:value-type="string">
            <text:p text:style-name="P79"/>
          </table:table-cell>
          <table:table-cell table:style-name="Таблица4.E16" office:value-type="string">
            <text:p text:style-name="P76">первинний</text:p>
          </table:table-cell>
          <table:table-cell table:style-name="Таблица4.F16" office:value-type="string">
            <text:p text:style-name="P79"/>
          </table:table-cell>
          <table:table-cell table:style-name="Таблица4.G1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24880492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7" office:value-type="string">
            <text:p text:style-name="P75">Луценко Олександр</text:p>
          </table:table-cell>
          <table:table-cell table:style-name="Таблица4.C17" office:value-type="string">
            <text:p text:style-name="P82">10-В</text:p>
          </table:table-cell>
          <table:table-cell table:style-name="Таблица4.D17" office:value-type="string">
            <text:p text:style-name="P79"/>
          </table:table-cell>
          <table:table-cell table:style-name="Таблица4.E17" office:value-type="string">
            <text:p text:style-name="P76">первинний</text:p>
          </table:table-cell>
          <table:table-cell table:style-name="Таблица4.F17" office:value-type="string">
            <text:p text:style-name="P79"/>
          </table:table-cell>
          <table:table-cell table:style-name="Таблица4.G1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90866214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8" office:value-type="string">
            <text:p text:style-name="P75">Малахов Руслан</text:p>
          </table:table-cell>
          <table:table-cell table:style-name="Таблица4.C18" office:value-type="string">
            <text:p text:style-name="P82">10-В</text:p>
          </table:table-cell>
          <table:table-cell table:style-name="Таблица4.D18" office:value-type="string">
            <text:p text:style-name="P79"/>
          </table:table-cell>
          <table:table-cell table:style-name="Таблица4.E18" office:value-type="string">
            <text:p text:style-name="P76">первинний</text:p>
          </table:table-cell>
          <table:table-cell table:style-name="Таблица4.F18" office:value-type="string">
            <text:p text:style-name="P79"/>
          </table:table-cell>
          <table:table-cell table:style-name="Таблица4.G1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58871799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9" office:value-type="string">
            <text:p text:style-name="P75">Мельничук Єгор</text:p>
          </table:table-cell>
          <table:table-cell table:style-name="Таблица4.C19" office:value-type="string">
            <text:p text:style-name="P82">10-В</text:p>
          </table:table-cell>
          <table:table-cell table:style-name="Таблица4.D19" office:value-type="string">
            <text:p text:style-name="P79"/>
          </table:table-cell>
          <table:table-cell table:style-name="Таблица4.E19" office:value-type="string">
            <text:p text:style-name="P76">первинний</text:p>
          </table:table-cell>
          <table:table-cell table:style-name="Таблица4.F19" office:value-type="string">
            <text:p text:style-name="P79"/>
          </table:table-cell>
          <table:table-cell table:style-name="Таблица4.G1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20052857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0" office:value-type="string">
            <text:p text:style-name="P75">Мирошніченко Яким</text:p>
          </table:table-cell>
          <table:table-cell table:style-name="Таблица4.C20" office:value-type="string">
            <text:p text:style-name="P82">10-В</text:p>
          </table:table-cell>
          <table:table-cell table:style-name="Таблица4.D20" office:value-type="string">
            <text:p text:style-name="P79"/>
          </table:table-cell>
          <table:table-cell table:style-name="Таблица4.E20" office:value-type="string">
            <text:p text:style-name="P76">первинний</text:p>
          </table:table-cell>
          <table:table-cell table:style-name="Таблица4.F20" office:value-type="string">
            <text:p text:style-name="P79"/>
          </table:table-cell>
          <table:table-cell table:style-name="Таблица4.G2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23558320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1" office:value-type="string">
            <text:p text:style-name="P75">Мікулін Микита</text:p>
          </table:table-cell>
          <table:table-cell table:style-name="Таблица4.C21" office:value-type="string">
            <text:p text:style-name="P82">10-В</text:p>
          </table:table-cell>
          <table:table-cell table:style-name="Таблица4.D21" office:value-type="string">
            <text:p text:style-name="P79"/>
          </table:table-cell>
          <table:table-cell table:style-name="Таблица4.E21" office:value-type="string">
            <text:p text:style-name="P76">первинний</text:p>
          </table:table-cell>
          <table:table-cell table:style-name="Таблица4.F21" office:value-type="string">
            <text:p text:style-name="P79"/>
          </table:table-cell>
          <table:table-cell table:style-name="Таблица4.G2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166362143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2" office:value-type="string">
            <text:p text:style-name="P75">Насонова Анна</text:p>
          </table:table-cell>
          <table:table-cell table:style-name="Таблица4.C22" office:value-type="string">
            <text:p text:style-name="P82">10-В</text:p>
          </table:table-cell>
          <table:table-cell table:style-name="Таблица4.D22" office:value-type="string">
            <text:p text:style-name="P79"/>
          </table:table-cell>
          <table:table-cell table:style-name="Таблица4.E22" office:value-type="string">
            <text:p text:style-name="P76">первинний</text:p>
          </table:table-cell>
          <table:table-cell table:style-name="Таблица4.F22" office:value-type="string">
            <text:p text:style-name="P79"/>
          </table:table-cell>
          <table:table-cell table:style-name="Таблица4.G2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63305929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3" office:value-type="string">
            <text:p text:style-name="P75">Овчиннікова Тетяна</text:p>
          </table:table-cell>
          <table:table-cell table:style-name="Таблица4.C23" office:value-type="string">
            <text:p text:style-name="P82">10-В</text:p>
          </table:table-cell>
          <table:table-cell table:style-name="Таблица4.D23" office:value-type="string">
            <text:p text:style-name="P79"/>
          </table:table-cell>
          <table:table-cell table:style-name="Таблица4.E23" office:value-type="string">
            <text:p text:style-name="P76">первинний</text:p>
          </table:table-cell>
          <table:table-cell table:style-name="Таблица4.F23" office:value-type="string">
            <text:p text:style-name="P79"/>
          </table:table-cell>
          <table:table-cell table:style-name="Таблица4.G2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286445531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4" office:value-type="string">
            <text:p text:style-name="P75">Осадчий Євген</text:p>
          </table:table-cell>
          <table:table-cell table:style-name="Таблица4.C24" office:value-type="string">
            <text:p text:style-name="P82">10-В</text:p>
          </table:table-cell>
          <table:table-cell table:style-name="Таблица4.D24" office:value-type="string">
            <text:p text:style-name="P79"/>
          </table:table-cell>
          <table:table-cell table:style-name="Таблица4.E24" office:value-type="string">
            <text:p text:style-name="P76">первинний</text:p>
          </table:table-cell>
          <table:table-cell table:style-name="Таблица4.F24" office:value-type="string">
            <text:p text:style-name="P79"/>
          </table:table-cell>
          <table:table-cell table:style-name="Таблица4.G2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200324546086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арій Олен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197983103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осохов Максим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173332888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родайвода Олександр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179396223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Свєтлічний Сергій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291196766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Свірь Микит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350748100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0" office:value-type="string">
            <text:p text:style-name="P75">Семеренко Ярослав</text:p>
          </table:table-cell>
          <table:table-cell table:style-name="Таблица4.C30" office:value-type="string">
            <text:p text:style-name="P82">10-В</text:p>
          </table:table-cell>
          <table:table-cell table:style-name="Таблица4.D30" office:value-type="string">
            <text:p text:style-name="P79"/>
          </table:table-cell>
          <table:table-cell table:style-name="Таблица4.E30" office:value-type="string">
            <text:p text:style-name="P78">первинний</text:p>
          </table:table-cell>
          <table:table-cell table:style-name="Таблица4.F30" office:value-type="string">
            <text:p text:style-name="P79"/>
          </table:table-cell>
          <table:table-cell table:style-name="Таблица4.G30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313334191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2" office:value-type="string">
            <text:p text:style-name="P75">Собур Марина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294741534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2" office:value-type="string">
            <text:p text:style-name="P75">Сотник Володимир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200265744633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3" office:value-type="string">
            <text:p text:style-name="P75">Стуконог Каріна</text:p>
          </table:table-cell>
          <table:table-cell table:style-name="Таблица4.C33" office:value-type="string">
            <text:p text:style-name="P82">10-В</text:p>
          </table:table-cell>
          <table:table-cell table:style-name="Таблица4.D33" office:value-type="string">
            <text:p text:style-name="P79"/>
          </table:table-cell>
          <table:table-cell table:style-name="Таблица4.E33" office:value-type="string">
            <text:p text:style-name="P78">первинний</text:p>
          </table:table-cell>
          <table:table-cell table:style-name="Таблица4.F33" office:value-type="string">
            <text:p text:style-name="P79"/>
          </table:table-cell>
          <table:table-cell table:style-name="Таблица4.G33" office:value-type="string">
            <text:p text:style-name="P8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92003119198788" text:continue-list="list92002657446338" text:style-name="L2">
              <text:list-item text:start-value="1">
                <text:p text:style-name="P100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3120402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3324780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7128874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822120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8053441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920016719227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0146304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6128352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19921756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673323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19388388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3870777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2502064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9422284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3861987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1037961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2986191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0073121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18428197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0405202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19534664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23384634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20030479390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37884066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33261901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29716263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28640426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34885796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20034551616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6">№</text:p>
          </table:table-cell>
          <table:table-cell table:style-name="Таблица6.A1" office:value-type="string">
            <text:p text:style-name="P76">Прізвище, ім’я учня</text:p>
          </table:table-cell>
          <table:table-cell table:style-name="Таблица6.A1" office:value-type="string">
            <text:p text:style-name="P76">Клас</text:p>
          </table:table-cell>
          <table:table-cell table:style-name="Таблица6.A1" office:value-type="string">
            <text:p text:style-name="P76">Дата інструктажу</text:p>
          </table:table-cell>
          <table:table-cell table:style-name="Таблица6.A1" office:value-type="string">
            <text:p text:style-name="P76">Назва інструктажу</text:p>
          </table:table-cell>
          <table:table-cell table:style-name="Таблица6.A1" office:value-type="string">
            <text:p text:style-name="P76">Підпис учня</text:p>
          </table:table-cell>
          <table:table-cell table:style-name="Таблица6.G1" office:value-type="string">
            <text:p text:style-name="P76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92002304796653" text:continue-list="list92003455161622" text:style-name="L2">
              <text:list-item text:start-value="1">
                <text:p text:style-name="P113"/>
              </text:list-item>
            </text:list>
          </table:table-cell>
          <table:table-cell table:style-name="Таблица6.B2" office:value-type="string">
            <text:p text:style-name="P81">Байдин Никита</text:p>
          </table:table-cell>
          <table:table-cell table:style-name="Таблица6.C2" office:value-type="string">
            <text:p text:style-name="P82">10-В</text:p>
          </table:table-cell>
          <table:table-cell table:style-name="Таблица6.D2" office:value-type="string">
            <text:p text:style-name="P79"/>
          </table:table-cell>
          <table:table-cell table:style-name="Таблица6.E2" office:value-type="string">
            <text:p text:style-name="P76">первинний</text:p>
          </table:table-cell>
          <table:table-cell table:style-name="Таблица6.F2" office:value-type="string">
            <text:p text:style-name="P79"/>
          </table:table-cell>
          <table:table-cell table:style-name="Таблица6.G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14008486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" office:value-type="string">
            <text:p text:style-name="P75">Баришніков Дмитро</text:p>
          </table:table-cell>
          <table:table-cell table:style-name="Таблица6.C3" office:value-type="string">
            <text:p text:style-name="P82">10-В</text:p>
          </table:table-cell>
          <table:table-cell table:style-name="Таблица6.D3" office:value-type="string">
            <text:p text:style-name="P79"/>
          </table:table-cell>
          <table:table-cell table:style-name="Таблица6.E3" office:value-type="string">
            <text:p text:style-name="P76">первинний</text:p>
          </table:table-cell>
          <table:table-cell table:style-name="Таблица6.F3" office:value-type="string">
            <text:p text:style-name="P79"/>
          </table:table-cell>
          <table:table-cell table:style-name="Таблица6.G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43518168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4" office:value-type="string">
            <text:p text:style-name="P75">Веселов Михайло</text:p>
          </table:table-cell>
          <table:table-cell table:style-name="Таблица6.C4" office:value-type="string">
            <text:p text:style-name="P82">10-В</text:p>
          </table:table-cell>
          <table:table-cell table:style-name="Таблица6.D4" office:value-type="string">
            <text:p text:style-name="P79"/>
          </table:table-cell>
          <table:table-cell table:style-name="Таблица6.E4" office:value-type="string">
            <text:p text:style-name="P76">первинний</text:p>
          </table:table-cell>
          <table:table-cell table:style-name="Таблица6.F4" office:value-type="string">
            <text:p text:style-name="P79"/>
          </table:table-cell>
          <table:table-cell table:style-name="Таблица6.G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97777462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5" office:value-type="string">
            <text:p text:style-name="P75">Височанський Владислав</text:p>
          </table:table-cell>
          <table:table-cell table:style-name="Таблица6.C5" office:value-type="string">
            <text:p text:style-name="P82">10-В</text:p>
          </table:table-cell>
          <table:table-cell table:style-name="Таблица6.D5" office:value-type="string">
            <text:p text:style-name="P79"/>
          </table:table-cell>
          <table:table-cell table:style-name="Таблица6.E5" office:value-type="string">
            <text:p text:style-name="P76">первинний</text:p>
          </table:table-cell>
          <table:table-cell table:style-name="Таблица6.F5" office:value-type="string">
            <text:p text:style-name="P79"/>
          </table:table-cell>
          <table:table-cell table:style-name="Таблица6.G5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26837592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6" office:value-type="string">
            <text:p text:style-name="P75">Волобуєва Тетяна</text:p>
          </table:table-cell>
          <table:table-cell table:style-name="Таблица6.C6" office:value-type="string">
            <text:p text:style-name="P82">10-В</text:p>
          </table:table-cell>
          <table:table-cell table:style-name="Таблица6.D6" office:value-type="string">
            <text:p text:style-name="P79"/>
          </table:table-cell>
          <table:table-cell table:style-name="Таблица6.E6" office:value-type="string">
            <text:p text:style-name="P76">первинний</text:p>
          </table:table-cell>
          <table:table-cell table:style-name="Таблица6.F6" office:value-type="string">
            <text:p text:style-name="P79"/>
          </table:table-cell>
          <table:table-cell table:style-name="Таблица6.G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51689210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7" office:value-type="string">
            <text:p text:style-name="P75">Дудкіна Ганна</text:p>
          </table:table-cell>
          <table:table-cell table:style-name="Таблица6.C7" office:value-type="string">
            <text:p text:style-name="P82">10-В</text:p>
          </table:table-cell>
          <table:table-cell table:style-name="Таблица6.D7" office:value-type="string">
            <text:p text:style-name="P79"/>
          </table:table-cell>
          <table:table-cell table:style-name="Таблица6.E7" office:value-type="string">
            <text:p text:style-name="P76">первинний</text:p>
          </table:table-cell>
          <table:table-cell table:style-name="Таблица6.F7" office:value-type="string">
            <text:p text:style-name="P79"/>
          </table:table-cell>
          <table:table-cell table:style-name="Таблица6.G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27471534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8" office:value-type="string">
            <text:p text:style-name="P75">Єгіазарян Давіт</text:p>
          </table:table-cell>
          <table:table-cell table:style-name="Таблица6.C8" office:value-type="string">
            <text:p text:style-name="P82">10-В</text:p>
          </table:table-cell>
          <table:table-cell table:style-name="Таблица6.D8" office:value-type="string">
            <text:p text:style-name="P79"/>
          </table:table-cell>
          <table:table-cell table:style-name="Таблица6.E8" office:value-type="string">
            <text:p text:style-name="P76">первинний</text:p>
          </table:table-cell>
          <table:table-cell table:style-name="Таблица6.F8" office:value-type="string">
            <text:p text:style-name="P79"/>
          </table:table-cell>
          <table:table-cell table:style-name="Таблица6.G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61315426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9" office:value-type="string">
            <text:p text:style-name="P75">Замишляєва Ганна</text:p>
          </table:table-cell>
          <table:table-cell table:style-name="Таблица6.C9" office:value-type="string">
            <text:p text:style-name="P82">10-В</text:p>
          </table:table-cell>
          <table:table-cell table:style-name="Таблица6.D9" office:value-type="string">
            <text:p text:style-name="P79"/>
          </table:table-cell>
          <table:table-cell table:style-name="Таблица6.E9" office:value-type="string">
            <text:p text:style-name="P76">первинний</text:p>
          </table:table-cell>
          <table:table-cell table:style-name="Таблица6.F9" office:value-type="string">
            <text:p text:style-name="P79"/>
          </table:table-cell>
          <table:table-cell table:style-name="Таблица6.G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81587204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0" office:value-type="string">
            <text:p text:style-name="P75">Земляний Олександр</text:p>
          </table:table-cell>
          <table:table-cell table:style-name="Таблица6.C10" office:value-type="string">
            <text:p text:style-name="P82">10-В</text:p>
          </table:table-cell>
          <table:table-cell table:style-name="Таблица6.D10" office:value-type="string">
            <text:p text:style-name="P79"/>
          </table:table-cell>
          <table:table-cell table:style-name="Таблица6.E10" office:value-type="string">
            <text:p text:style-name="P76">первинний</text:p>
          </table:table-cell>
          <table:table-cell table:style-name="Таблица6.F10" office:value-type="string">
            <text:p text:style-name="P79"/>
          </table:table-cell>
          <table:table-cell table:style-name="Таблица6.G1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48683737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1" office:value-type="string">
            <text:p text:style-name="P75">Іванісов Денис</text:p>
          </table:table-cell>
          <table:table-cell table:style-name="Таблица6.C11" office:value-type="string">
            <text:p text:style-name="P82">10-В</text:p>
          </table:table-cell>
          <table:table-cell table:style-name="Таблица6.D11" office:value-type="string">
            <text:p text:style-name="P79"/>
          </table:table-cell>
          <table:table-cell table:style-name="Таблица6.E11" office:value-type="string">
            <text:p text:style-name="P76">первинний</text:p>
          </table:table-cell>
          <table:table-cell table:style-name="Таблица6.F11" office:value-type="string">
            <text:p text:style-name="P79"/>
          </table:table-cell>
          <table:table-cell table:style-name="Таблица6.G1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75741874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2" office:value-type="string">
            <text:p text:style-name="P75">Коваль Наталія</text:p>
          </table:table-cell>
          <table:table-cell table:style-name="Таблица6.C12" office:value-type="string">
            <text:p text:style-name="P82">10-В</text:p>
          </table:table-cell>
          <table:table-cell table:style-name="Таблица6.D12" office:value-type="string">
            <text:p text:style-name="P79"/>
          </table:table-cell>
          <table:table-cell table:style-name="Таблица6.E12" office:value-type="string">
            <text:p text:style-name="P76">первинний</text:p>
          </table:table-cell>
          <table:table-cell table:style-name="Таблица6.F12" office:value-type="string">
            <text:p text:style-name="P79"/>
          </table:table-cell>
          <table:table-cell table:style-name="Таблица6.G1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52922762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3" office:value-type="string">
            <text:p text:style-name="P75">Ковальов Юрій</text:p>
          </table:table-cell>
          <table:table-cell table:style-name="Таблица6.C13" office:value-type="string">
            <text:p text:style-name="P82">10-В</text:p>
          </table:table-cell>
          <table:table-cell table:style-name="Таблица6.D13" office:value-type="string">
            <text:p text:style-name="P79"/>
          </table:table-cell>
          <table:table-cell table:style-name="Таблица6.E13" office:value-type="string">
            <text:p text:style-name="P76">первинний</text:p>
          </table:table-cell>
          <table:table-cell table:style-name="Таблица6.F13" office:value-type="string">
            <text:p text:style-name="P79"/>
          </table:table-cell>
          <table:table-cell table:style-name="Таблица6.G1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04437558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4" office:value-type="string">
            <text:p text:style-name="P75">Кряж Дмитро</text:p>
          </table:table-cell>
          <table:table-cell table:style-name="Таблица6.C14" office:value-type="string">
            <text:p text:style-name="P82">10-В</text:p>
          </table:table-cell>
          <table:table-cell table:style-name="Таблица6.D14" office:value-type="string">
            <text:p text:style-name="P79"/>
          </table:table-cell>
          <table:table-cell table:style-name="Таблица6.E14" office:value-type="string">
            <text:p text:style-name="P76">первинний</text:p>
          </table:table-cell>
          <table:table-cell table:style-name="Таблица6.F14" office:value-type="string">
            <text:p text:style-name="P79"/>
          </table:table-cell>
          <table:table-cell table:style-name="Таблица6.G1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87005081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5" office:value-type="string">
            <text:p text:style-name="P75">Куршубадзе Еліта</text:p>
          </table:table-cell>
          <table:table-cell table:style-name="Таблица6.C15" office:value-type="string">
            <text:p text:style-name="P82">10-В</text:p>
          </table:table-cell>
          <table:table-cell table:style-name="Таблица6.D15" office:value-type="string">
            <text:p text:style-name="P79"/>
          </table:table-cell>
          <table:table-cell table:style-name="Таблица6.E15" office:value-type="string">
            <text:p text:style-name="P76">первинний</text:p>
          </table:table-cell>
          <table:table-cell table:style-name="Таблица6.F15" office:value-type="string">
            <text:p text:style-name="P79"/>
          </table:table-cell>
          <table:table-cell table:style-name="Таблица6.G15" office:value-type="string">
            <text:p text:style-name="P79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9200250349370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6" office:value-type="string">
            <text:p text:style-name="P75">Лебідь Вікторія</text:p>
          </table:table-cell>
          <table:table-cell table:style-name="Таблица6.C16" office:value-type="string">
            <text:p text:style-name="P82">10-В</text:p>
          </table:table-cell>
          <table:table-cell table:style-name="Таблица6.D16" office:value-type="string">
            <text:p text:style-name="P79"/>
          </table:table-cell>
          <table:table-cell table:style-name="Таблица6.E16" office:value-type="string">
            <text:p text:style-name="P76">первинний</text:p>
          </table:table-cell>
          <table:table-cell table:style-name="Таблица6.F16" office:value-type="string">
            <text:p text:style-name="P79"/>
          </table:table-cell>
          <table:table-cell table:style-name="Таблица6.G1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23060850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7" office:value-type="string">
            <text:p text:style-name="P75">Луценко Олександр</text:p>
          </table:table-cell>
          <table:table-cell table:style-name="Таблица6.C17" office:value-type="string">
            <text:p text:style-name="P82">10-В</text:p>
          </table:table-cell>
          <table:table-cell table:style-name="Таблица6.D17" office:value-type="string">
            <text:p text:style-name="P79"/>
          </table:table-cell>
          <table:table-cell table:style-name="Таблица6.E17" office:value-type="string">
            <text:p text:style-name="P76">первинний</text:p>
          </table:table-cell>
          <table:table-cell table:style-name="Таблица6.F17" office:value-type="string">
            <text:p text:style-name="P79"/>
          </table:table-cell>
          <table:table-cell table:style-name="Таблица6.G1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17229999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8" office:value-type="string">
            <text:p text:style-name="P75">Малахов Руслан</text:p>
          </table:table-cell>
          <table:table-cell table:style-name="Таблица6.C18" office:value-type="string">
            <text:p text:style-name="P82">10-В</text:p>
          </table:table-cell>
          <table:table-cell table:style-name="Таблица6.D18" office:value-type="string">
            <text:p text:style-name="P79"/>
          </table:table-cell>
          <table:table-cell table:style-name="Таблица6.E18" office:value-type="string">
            <text:p text:style-name="P76">первинний</text:p>
          </table:table-cell>
          <table:table-cell table:style-name="Таблица6.F18" office:value-type="string">
            <text:p text:style-name="P79"/>
          </table:table-cell>
          <table:table-cell table:style-name="Таблица6.G1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13917295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9" office:value-type="string">
            <text:p text:style-name="P75">Мельничук Єгор</text:p>
          </table:table-cell>
          <table:table-cell table:style-name="Таблица6.C19" office:value-type="string">
            <text:p text:style-name="P82">10-В</text:p>
          </table:table-cell>
          <table:table-cell table:style-name="Таблица6.D19" office:value-type="string">
            <text:p text:style-name="P79"/>
          </table:table-cell>
          <table:table-cell table:style-name="Таблица6.E19" office:value-type="string">
            <text:p text:style-name="P76">первинний</text:p>
          </table:table-cell>
          <table:table-cell table:style-name="Таблица6.F19" office:value-type="string">
            <text:p text:style-name="P79"/>
          </table:table-cell>
          <table:table-cell table:style-name="Таблица6.G1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65990131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0" office:value-type="string">
            <text:p text:style-name="P75">Мирошніченко Яким</text:p>
          </table:table-cell>
          <table:table-cell table:style-name="Таблица6.C20" office:value-type="string">
            <text:p text:style-name="P82">10-В</text:p>
          </table:table-cell>
          <table:table-cell table:style-name="Таблица6.D20" office:value-type="string">
            <text:p text:style-name="P79"/>
          </table:table-cell>
          <table:table-cell table:style-name="Таблица6.E20" office:value-type="string">
            <text:p text:style-name="P76">первинний</text:p>
          </table:table-cell>
          <table:table-cell table:style-name="Таблица6.F20" office:value-type="string">
            <text:p text:style-name="P79"/>
          </table:table-cell>
          <table:table-cell table:style-name="Таблица6.G2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55619577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1" office:value-type="string">
            <text:p text:style-name="P75">Мікулін Микита</text:p>
          </table:table-cell>
          <table:table-cell table:style-name="Таблица6.C21" office:value-type="string">
            <text:p text:style-name="P82">10-В</text:p>
          </table:table-cell>
          <table:table-cell table:style-name="Таблица6.D21" office:value-type="string">
            <text:p text:style-name="P79"/>
          </table:table-cell>
          <table:table-cell table:style-name="Таблица6.E21" office:value-type="string">
            <text:p text:style-name="P76">первинний</text:p>
          </table:table-cell>
          <table:table-cell table:style-name="Таблица6.F21" office:value-type="string">
            <text:p text:style-name="P79"/>
          </table:table-cell>
          <table:table-cell table:style-name="Таблица6.G2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71575453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2" office:value-type="string">
            <text:p text:style-name="P75">Насонова Анна</text:p>
          </table:table-cell>
          <table:table-cell table:style-name="Таблица6.C22" office:value-type="string">
            <text:p text:style-name="P82">10-В</text:p>
          </table:table-cell>
          <table:table-cell table:style-name="Таблица6.D22" office:value-type="string">
            <text:p text:style-name="P79"/>
          </table:table-cell>
          <table:table-cell table:style-name="Таблица6.E22" office:value-type="string">
            <text:p text:style-name="P76">первинний</text:p>
          </table:table-cell>
          <table:table-cell table:style-name="Таблица6.F22" office:value-type="string">
            <text:p text:style-name="P79"/>
          </table:table-cell>
          <table:table-cell table:style-name="Таблица6.G2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337904790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3" office:value-type="string">
            <text:p text:style-name="P75">Овчиннікова Тетяна</text:p>
          </table:table-cell>
          <table:table-cell table:style-name="Таблица6.C23" office:value-type="string">
            <text:p text:style-name="P82">10-В</text:p>
          </table:table-cell>
          <table:table-cell table:style-name="Таблица6.D23" office:value-type="string">
            <text:p text:style-name="P79"/>
          </table:table-cell>
          <table:table-cell table:style-name="Таблица6.E23" office:value-type="string">
            <text:p text:style-name="P76">первинний</text:p>
          </table:table-cell>
          <table:table-cell table:style-name="Таблица6.F23" office:value-type="string">
            <text:p text:style-name="P79"/>
          </table:table-cell>
          <table:table-cell table:style-name="Таблица6.G2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86240807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4" office:value-type="string">
            <text:p text:style-name="P75">Осадчий Євген</text:p>
          </table:table-cell>
          <table:table-cell table:style-name="Таблица6.C24" office:value-type="string">
            <text:p text:style-name="P82">10-В</text:p>
          </table:table-cell>
          <table:table-cell table:style-name="Таблица6.D24" office:value-type="string">
            <text:p text:style-name="P79"/>
          </table:table-cell>
          <table:table-cell table:style-name="Таблица6.E24" office:value-type="string">
            <text:p text:style-name="P76">первинний</text:p>
          </table:table-cell>
          <table:table-cell table:style-name="Таблица6.F24" office:value-type="string">
            <text:p text:style-name="P79"/>
          </table:table-cell>
          <table:table-cell table:style-name="Таблица6.G2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200225495211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арій Олен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199633457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осохов Максим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240270943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родайвода Олександр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351901219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Свєтлічний Сергій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259321817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Свірь Микит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333583406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0" office:value-type="string">
            <text:p text:style-name="P75">Семеренко Ярослав</text:p>
          </table:table-cell>
          <table:table-cell table:style-name="Таблица6.C30" office:value-type="string">
            <text:p text:style-name="P82">10-В</text:p>
          </table:table-cell>
          <table:table-cell table:style-name="Таблица6.D30" office:value-type="string">
            <text:p text:style-name="P79"/>
          </table:table-cell>
          <table:table-cell table:style-name="Таблица6.E30" office:value-type="string">
            <text:p text:style-name="P78">первинний</text:p>
          </table:table-cell>
          <table:table-cell table:style-name="Таблица6.F30" office:value-type="string">
            <text:p text:style-name="P79"/>
          </table:table-cell>
          <table:table-cell table:style-name="Таблица6.G30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217912684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1" office:value-type="string">
            <text:p text:style-name="P75">Собур Марина</text:p>
          </table:table-cell>
          <table:table-cell table:style-name="Таблица6.C31" office:value-type="string">
            <text:p text:style-name="P82">10-В</text:p>
          </table:table-cell>
          <table:table-cell table:style-name="Таблица6.D31" office:value-type="string">
            <text:p text:style-name="P79"/>
          </table:table-cell>
          <table:table-cell table:style-name="Таблица6.E31" office:value-type="string">
            <text:p text:style-name="P78">первинний</text:p>
          </table:table-cell>
          <table:table-cell table:style-name="Таблица6.F31" office:value-type="string">
            <text:p text:style-name="P79"/>
          </table:table-cell>
          <table:table-cell table:style-name="Таблица6.G31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200326300421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2" office:value-type="string">
            <text:p text:style-name="P75">Сотник Володимир</text:p>
          </table:table-cell>
          <table:table-cell table:style-name="Таблица6.C32" office:value-type="string">
            <text:p text:style-name="P82">10-В</text:p>
          </table:table-cell>
          <table:table-cell table:style-name="Таблица6.D32" office:value-type="string">
            <text:p text:style-name="P79"/>
          </table:table-cell>
          <table:table-cell table:style-name="Таблица6.E32" office:value-type="string">
            <text:p text:style-name="P78">первинний</text:p>
          </table:table-cell>
          <table:table-cell table:style-name="Таблица6.F32" office:value-type="string">
            <text:p text:style-name="P79"/>
          </table:table-cell>
          <table:table-cell table:style-name="Таблица6.G32" office:value-type="string">
            <text:p text:style-name="P80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92002157253708" text:continue-list="list92003263004213" text:style-name="L2">
              <text:list-item text:start-value="1">
                <text:p text:style-name="P100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4062412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1311567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4648734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8960945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3638561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4045127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3558583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8731608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5922941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0001488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378440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18345887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7241666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2777021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0611036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9638662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2961566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9796604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6701965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920021497771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4830519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37359448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24691718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20019827564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20021757999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20030422121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20036596183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20021796873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92002054630412" text:continue-list="list92002179687380" text:style-name="L2">
              <text:list-item text:start-value="1">
                <text:p text:style-name="P100"/>
              </text:list-item>
            </text:list>
          </table:table-cell>
          <table:table-cell table:style-name="Таблица8.B2" office:value-type="string">
            <text:p text:style-name="P83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5414602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3" office:value-type="string">
            <text:p text:style-name="P83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1058475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4" office:value-type="string">
            <text:p text:style-name="P83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9501614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5" office:value-type="string">
            <text:p text:style-name="P83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3368995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6" office:value-type="string">
            <text:p text:style-name="P83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1405632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7" office:value-type="string">
            <text:p text:style-name="P83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3505506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8" office:value-type="string">
            <text:p text:style-name="P83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8637274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9" office:value-type="string">
            <text:p text:style-name="P83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2053347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0" office:value-type="string">
            <text:p text:style-name="P83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9949143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1" office:value-type="string">
            <text:p text:style-name="P83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2649321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2" office:value-type="string">
            <text:p text:style-name="P83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290452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3" office:value-type="string">
            <text:p text:style-name="P83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4754002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4" office:value-type="string">
            <text:p text:style-name="P83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5823921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5" office:value-type="string">
            <text:p text:style-name="P83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4663671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6" office:value-type="string">
            <text:p text:style-name="P83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4060985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7" office:value-type="string">
            <text:p text:style-name="P83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9679758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8" office:value-type="string">
            <text:p text:style-name="P83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2513242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9" office:value-type="string">
            <text:p text:style-name="P83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4286038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0" office:value-type="string">
            <text:p text:style-name="P83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9060628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1" office:value-type="string">
            <text:p text:style-name="P83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9164129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2" office:value-type="string">
            <text:p text:style-name="P83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40840364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3" office:value-type="string">
            <text:p text:style-name="P83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27768953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4" office:value-type="string">
            <text:p text:style-name="P83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20035095040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5" office:value-type="string">
            <text:p text:style-name="P83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920027444806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6" office:value-type="string">
            <text:p text:style-name="P83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92003783216738" text:continue-list="list92002744480645" text:style-name="L2">
              <text:list-item text:start-value="1">
                <text:p text:style-name="P102"/>
              </text:list-item>
            </text:list>
          </table:table-cell>
          <table:table-cell table:style-name="Таблица14.B2" office:value-type="string">
            <text:p text:style-name="P85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6214970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3" office:value-type="string">
            <text:p text:style-name="P85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2621923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4" office:value-type="string">
            <text:p text:style-name="P85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9188244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5" office:value-type="string">
            <text:p text:style-name="P85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40589566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6" office:value-type="string">
            <text:p text:style-name="P85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6883133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7" office:value-type="string">
            <text:p text:style-name="P85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8191691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8" office:value-type="string">
            <text:p text:style-name="P85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0335822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9" office:value-type="string">
            <text:p text:style-name="P85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6952476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0" office:value-type="string">
            <text:p text:style-name="P85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2889807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1" office:value-type="string">
            <text:p text:style-name="P85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4899896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2" office:value-type="string">
            <text:p text:style-name="P85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9836539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3" office:value-type="string">
            <text:p text:style-name="P85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2599677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4" office:value-type="string">
            <text:p text:style-name="P85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05544907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5" office:value-type="string">
            <text:p text:style-name="P85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1278960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6" office:value-type="string">
            <text:p text:style-name="P85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8494200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7" office:value-type="string">
            <text:p text:style-name="P85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0685356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8" office:value-type="string">
            <text:p text:style-name="P85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4003569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9" office:value-type="string">
            <text:p text:style-name="P85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1856202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0" office:value-type="string">
            <text:p text:style-name="P85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7045942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1" office:value-type="string">
            <text:p text:style-name="P85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8280497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2" office:value-type="string">
            <text:p text:style-name="P85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7779069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3" office:value-type="string">
            <text:p text:style-name="P85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305836712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4" office:value-type="string">
            <text:p text:style-name="P85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40527014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5" office:value-type="string">
            <text:p text:style-name="P85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20021453262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6" office:value-type="string">
            <text:p text:style-name="P85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92003724668487" text:continue-list="list92002145326229" text:style-name="L2">
              <text:list-item text:start-value="1">
                <text:p text:style-name="P100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6517468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3050587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4420316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1530354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3760384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1747198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6851548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42482823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7497209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9720766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40899063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40676664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6166614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3807744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40680225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0652736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920021569017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3016025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41252559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286275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27371301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2936662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2003789094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38905950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31029929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22933126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37095817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32063222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20042297896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92003902970839" text:continue-list="list92004229789697" text:style-name="L2">
              <text:list-item text:start-value="1">
                <text:p text:style-name="P100"/>
              </text:list-item>
            </text:list>
          </table:table-cell>
          <table:table-cell table:style-name="Таблица10.B2" office:value-type="string">
            <text:p text:style-name="P86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8571216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" office:value-type="string">
            <text:p text:style-name="P86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42238249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4" office:value-type="string">
            <text:p text:style-name="P86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7081843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5" office:value-type="string">
            <text:p text:style-name="P86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5258225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6" office:value-type="string">
            <text:p text:style-name="P86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781561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7" office:value-type="string">
            <text:p text:style-name="P86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7142041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8" office:value-type="string">
            <text:p text:style-name="P86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2345953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9" office:value-type="string">
            <text:p text:style-name="P86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43453425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0" office:value-type="string">
            <text:p text:style-name="P86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6630876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1" office:value-type="string">
            <text:p text:style-name="P86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2615646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2" office:value-type="string">
            <text:p text:style-name="P86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4753766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3" office:value-type="string">
            <text:p text:style-name="P86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7073510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4" office:value-type="string">
            <text:p text:style-name="P86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3874964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5" office:value-type="string">
            <text:p text:style-name="P86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42886005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6" office:value-type="string">
            <text:p text:style-name="P86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5971449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7" office:value-type="string">
            <text:p text:style-name="P86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4142666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8" office:value-type="string">
            <text:p text:style-name="P86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36854448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9" office:value-type="string">
            <text:p text:style-name="P86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5600395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0" office:value-type="string">
            <text:p text:style-name="P86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6518835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1" office:value-type="string">
            <text:p text:style-name="P86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4407177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2" office:value-type="string">
            <text:p text:style-name="P86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43670381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3" office:value-type="string">
            <text:p text:style-name="P86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43192251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4" office:value-type="string">
            <text:p text:style-name="P86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20022688014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29975126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27030866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3781682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34791764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32278322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43231475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28827432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20031179235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3" office:value-type="string">
            <text:p text:style-name="P86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6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92004351226182" text:continue-list="list92003117923598" text:style-name="L2">
              <text:list-item text:start-value="1">
                <text:p text:style-name="P103"/>
              </text:list-item>
            </text:list>
          </table:table-cell>
          <table:table-cell table:style-name="Таблица16.B2" office:value-type="string">
            <text:p text:style-name="P88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8074970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" office:value-type="string">
            <text:p text:style-name="P88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8175680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4" office:value-type="string">
            <text:p text:style-name="P88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8657968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5" office:value-type="string">
            <text:p text:style-name="P88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176888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6" office:value-type="string">
            <text:p text:style-name="P88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5248517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7" office:value-type="string">
            <text:p text:style-name="P88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6667116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8" office:value-type="string">
            <text:p text:style-name="P88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7695602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9" office:value-type="string">
            <text:p text:style-name="P88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7705696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0" office:value-type="string">
            <text:p text:style-name="P88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4263488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1" office:value-type="string">
            <text:p text:style-name="P88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785593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2" office:value-type="string">
            <text:p text:style-name="P88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3367802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3" office:value-type="string">
            <text:p text:style-name="P88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3945892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4" office:value-type="string">
            <text:p text:style-name="P88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769064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5" office:value-type="string">
            <text:p text:style-name="P88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0029191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6" office:value-type="string">
            <text:p text:style-name="P88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6825816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7" office:value-type="string">
            <text:p text:style-name="P88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7129144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8" office:value-type="string">
            <text:p text:style-name="P88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9089429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9" office:value-type="string">
            <text:p text:style-name="P88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8848363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0" office:value-type="string">
            <text:p text:style-name="P88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3377755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1" office:value-type="string">
            <text:p text:style-name="P88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3279886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2" office:value-type="string">
            <text:p text:style-name="P88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3088029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3" office:value-type="string">
            <text:p text:style-name="P88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859407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4" office:value-type="string">
            <text:p text:style-name="P88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4714380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5678436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5675068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9551128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36864857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0324770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1913592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40923107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20023832145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3" office:value-type="string">
            <text:p text:style-name="P88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92004173915224" text:continue-list="list92002383214563" text:style-name="L2">
              <text:list-item text:start-value="1">
                <text:p text:style-name="P100"/>
              </text:list-item>
            </text:list>
          </table:table-cell>
          <table:table-cell table:style-name="Таблица11.B2" office:value-type="string">
            <text:p text:style-name="P86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41637006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" office:value-type="string">
            <text:p text:style-name="P86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0805887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4" office:value-type="string">
            <text:p text:style-name="P86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8997570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5" office:value-type="string">
            <text:p text:style-name="P86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561152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6" office:value-type="string">
            <text:p text:style-name="P86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2816804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7" office:value-type="string">
            <text:p text:style-name="P86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9458727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8" office:value-type="string">
            <text:p text:style-name="P86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7179231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9" office:value-type="string">
            <text:p text:style-name="P86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6116411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0" office:value-type="string">
            <text:p text:style-name="P86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519415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1" office:value-type="string">
            <text:p text:style-name="P86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44959236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2" office:value-type="string">
            <text:p text:style-name="P86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4114571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3" office:value-type="string">
            <text:p text:style-name="P86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43093247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4" office:value-type="string">
            <text:p text:style-name="P86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5389130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5" office:value-type="string">
            <text:p text:style-name="P86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40070765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6" office:value-type="string">
            <text:p text:style-name="P86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8485761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7" office:value-type="string">
            <text:p text:style-name="P86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41133200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8" office:value-type="string">
            <text:p text:style-name="P86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0316932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9" office:value-type="string">
            <text:p text:style-name="P86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2551689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0" office:value-type="string">
            <text:p text:style-name="P86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1202310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1" office:value-type="string">
            <text:p text:style-name="P86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6882230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2" office:value-type="string">
            <text:p text:style-name="P86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9180698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3" office:value-type="string">
            <text:p text:style-name="P86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29999940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4" office:value-type="string">
            <text:p text:style-name="P86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20030233351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20041147482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20045718078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20024692782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20040024107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20044883407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0" office:value-type="string">
            <text:p text:style-name="P86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5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92004378407660" text:continue-list="list92004488340768" text:style-name="L2">
              <text:list-item text:start-value="1">
                <text:p text:style-name="P104"/>
              </text:list-item>
            </text:list>
          </table:table-cell>
          <table:table-cell table:style-name="Таблица15.B2" office:value-type="string">
            <text:p text:style-name="P87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8825041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" office:value-type="string">
            <text:p text:style-name="P87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68135066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4" office:value-type="string">
            <text:p text:style-name="P87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45903996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5" office:value-type="string">
            <text:p text:style-name="P87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53062894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6" office:value-type="string">
            <text:p text:style-name="P87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47951005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7" office:value-type="string">
            <text:p text:style-name="P87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59149906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8" office:value-type="string">
            <text:p text:style-name="P87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5438928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9" office:value-type="string">
            <text:p text:style-name="P87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79413575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0" office:value-type="string">
            <text:p text:style-name="P87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5050249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1" office:value-type="string">
            <text:p text:style-name="P87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5369224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2" office:value-type="string">
            <text:p text:style-name="P87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263273206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3" office:value-type="string">
            <text:p text:style-name="P87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3756736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4" office:value-type="string">
            <text:p text:style-name="P87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27469963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5" office:value-type="string">
            <text:p text:style-name="P87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81425371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6" office:value-type="string">
            <text:p text:style-name="P87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64700816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7" office:value-type="string">
            <text:p text:style-name="P87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08432083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8" office:value-type="string">
            <text:p text:style-name="P87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49018492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9" office:value-type="string">
            <text:p text:style-name="P87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1477097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0" office:value-type="string">
            <text:p text:style-name="P87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32824508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1" office:value-type="string">
            <text:p text:style-name="P87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267550091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2" office:value-type="string">
            <text:p text:style-name="P87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6224965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3" office:value-type="string">
            <text:p text:style-name="P87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25604903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4" office:value-type="string">
            <text:p text:style-name="P87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59502133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3489503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02094419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0222778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416965912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200313079085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0" office:value-type="string">
            <text:p text:style-name="P87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92003371882960" text:continue-list="list92003130790851" text:style-name="L2">
              <text:list-item text:start-value="1">
                <text:p text:style-name="P100"/>
              </text:list-item>
            </text:list>
          </table:table-cell>
          <table:table-cell table:style-name="Таблица12.B2" office:value-type="string">
            <text:p text:style-name="P83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2859379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" office:value-type="string">
            <text:p text:style-name="P83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1187056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4" office:value-type="string">
            <text:p text:style-name="P83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0690985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5" office:value-type="string">
            <text:p text:style-name="P83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8976202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6" office:value-type="string">
            <text:p text:style-name="P83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9748427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7" office:value-type="string">
            <text:p text:style-name="P83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9745757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8" office:value-type="string">
            <text:p text:style-name="P83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6713893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9" office:value-type="string">
            <text:p text:style-name="P83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0022914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0" office:value-type="string">
            <text:p text:style-name="P83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3076375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1" office:value-type="string">
            <text:p text:style-name="P83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4688579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2" office:value-type="string">
            <text:p text:style-name="P83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5603195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3" office:value-type="string">
            <text:p text:style-name="P83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5051790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4" office:value-type="string">
            <text:p text:style-name="P83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3309491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5" office:value-type="string">
            <text:p text:style-name="P83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2172938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6" office:value-type="string">
            <text:p text:style-name="P83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7148485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7" office:value-type="string">
            <text:p text:style-name="P83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30948778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8" office:value-type="string">
            <text:p text:style-name="P83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6030770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9" office:value-type="string">
            <text:p text:style-name="P83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1828521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0" office:value-type="string">
            <text:p text:style-name="P83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28541283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1" office:value-type="string">
            <text:p text:style-name="P83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4197546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2" office:value-type="string">
            <text:p text:style-name="P83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4618627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3" office:value-type="string">
            <text:p text:style-name="P83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2838037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4" office:value-type="string">
            <text:p text:style-name="P83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20042495951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2221131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37163170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7922164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34987689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3557860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32753645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2655796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7279429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7141414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20043092715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5" office:value-type="string">
            <text:p text:style-name="P83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92004433919380" text:continue-list="list92004309271530" text:style-name="L2">
              <text:list-item text:start-value="1">
                <text:p text:style-name="P105"/>
              </text:list-item>
            </text:list>
          </table:table-cell>
          <table:table-cell table:style-name="Таблица13.B2" office:value-type="string">
            <text:p text:style-name="P84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3951440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" office:value-type="string">
            <text:p text:style-name="P84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6231514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4" office:value-type="string">
            <text:p text:style-name="P84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8208159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5" office:value-type="string">
            <text:p text:style-name="P84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7059498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6" office:value-type="string">
            <text:p text:style-name="P84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6523776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7" office:value-type="string">
            <text:p text:style-name="P84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89066112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8" office:value-type="string">
            <text:p text:style-name="P84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5457048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9" office:value-type="string">
            <text:p text:style-name="P84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7649436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0" office:value-type="string">
            <text:p text:style-name="P84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47843811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1" office:value-type="string">
            <text:p text:style-name="P84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1293469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2" office:value-type="string">
            <text:p text:style-name="P84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48896897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3" office:value-type="string">
            <text:p text:style-name="P84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8201408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4" office:value-type="string">
            <text:p text:style-name="P84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73603167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5" office:value-type="string">
            <text:p text:style-name="P84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1238400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6" office:value-type="string">
            <text:p text:style-name="P84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0845670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7" office:value-type="string">
            <text:p text:style-name="P84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0601279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8" office:value-type="string">
            <text:p text:style-name="P84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5622034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9" office:value-type="string">
            <text:p text:style-name="P84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5526721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0" office:value-type="string">
            <text:p text:style-name="P84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7728639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1" office:value-type="string">
            <text:p text:style-name="P84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9951857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2" office:value-type="string">
            <text:p text:style-name="P84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9960907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3" office:value-type="string">
            <text:p text:style-name="P84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9832880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4" office:value-type="string">
            <text:p text:style-name="P84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9629726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6511763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8196476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1767683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15941140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8814583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22869622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46074108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28384606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3813740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20033663034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5" office:value-type="string">
            <text:p text:style-name="P84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8-12-21T09:19:15.899464408</meta:print-date>
    <dc:date>2018-12-21T09:18:51.531241626</dc:date>
    <meta:editing-duration>PT1H23M57S</meta:editing-duration>
    <meta:editing-cycles>19</meta:editing-cycles>
    <meta:generator>LibreOffice/6.1.3.2$Linux_X86_64 LibreOffice_project/10$Build-2</meta:generator>
    <meta:document-statistic meta:table-count="18" meta:image-count="13" meta:object-count="0" meta:page-count="19" meta:paragraph-count="2699" meta:word-count="3572" meta:character-count="23757" meta:non-whitespace-character-count="22934"/>
  </office:meta>
</office:document-meta>
</file>